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10000000102CB6B973.png" manifest:media-type="image/png"/>
  <manifest:file-entry manifest:full-path="Pictures/100000010000001000000010E90ED725.png" manifest:media-type="image/png"/>
  <manifest:file-entry manifest:full-path="Pictures/100000010000001000000010C4109ED9.png" manifest:media-type="image/png"/>
  <manifest:file-entry manifest:full-path="Pictures/1000000100000010000000104DAAF090.png" manifest:media-type="image/png"/>
  <manifest:file-entry manifest:full-path="Pictures/1000000100000010000000108919E57E.png" manifest:media-type="image/png"/>
  <manifest:file-entry manifest:full-path="Pictures/1000000100000140000001402E5B7E1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Black" svg:font-family="'Roboto Black'" style:font-pitch="variable"/>
  </office:font-face-decls>
  <office:automatic-styles>
    <style:style style:name="co1" style:family="table-column">
      <style:table-column-properties fo:break-before="auto" style:column-width="1.0492in"/>
    </style:style>
    <style:style style:name="co2" style:family="table-column">
      <style:table-column-properties fo:break-before="auto" style:column-width="0.6917in"/>
    </style:style>
    <style:style style:name="co3" style:family="table-column">
      <style:table-column-properties fo:break-before="auto" style:column-width="0.202in"/>
    </style:style>
    <style:style style:name="co4" style:family="table-column">
      <style:table-column-properties fo:break-before="auto" style:column-width="0.6799in"/>
    </style:style>
    <style:style style:name="co5" style:family="table-column">
      <style:table-column-properties fo:break-before="auto" style:column-width="0.05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489in"/>
    </style:style>
    <style:style style:name="co8" style:family="table-column">
      <style:table-column-properties fo:break-before="auto" style:column-width="0.6264in"/>
    </style:style>
    <style:style style:name="co9" style:family="table-column">
      <style:table-column-properties fo:break-before="auto" style:column-width="0.7866in"/>
    </style:style>
    <style:style style:name="co10" style:family="table-column">
      <style:table-column-properties fo:break-before="auto" style:column-width="0.590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Roboto" fo:font-size="10pt" fo:font-style="normal" style:font-size-asian="10pt" style:font-style-asian="normal" style:font-size-complex="10pt" style:font-style-complex="normal"/>
    </style:style>
    <style:style style:name="ce3" style:family="table-cell" style:parent-style-name="Default">
      <style:table-cell-properties fo:background-color="#ccf4c6" style:text-align-source="fix" style:repeat-content="false" fo:border="0.74pt solid #000000"/>
      <style:paragraph-properties fo:text-align="end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in"/>
      <style:text-properties style:font-name="Roboto" fo:font-size="10pt" fo:font-style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aadcf7" style:text-align-source="fix" style:repeat-content="false" fo:border="0.74pt solid #000000"/>
      <style:paragraph-properties fo:text-align="end" fo:margin-left="0in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Roboto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Roboto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>
      <style:table-cell-properties fo:background-color="#ccf4c6" style:text-align-source="fix" style:repeat-content="false" fo:border="0.74pt solid #000000"/>
      <style:paragraph-properties fo:text-align="center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style:font-name="Roboto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ackground-color="#aadcf7" style:text-align-source="fix" style:repeat-content="false" fo:border="0.74pt solid #000000"/>
      <style:paragraph-properties fo:text-align="center" fo:margin-left="0in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oboto" fo:font-size="10pt" style:font-size-asian="10pt" style:font-size-complex="10pt"/>
    </style:style>
    <style:style style:name="ce13" style:family="table-cell" style:parent-style-name="Default">
      <style:table-cell-properties fo:background-color="#eeeeee" fo:border="0.74pt solid #000000"/>
      <style:text-properties style:font-name="Robo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eeeeee" fo:border="0.74pt solid #000000"/>
      <style:text-properties style:font-name="Roboto" fo:font-size="10pt" style:font-size-asian="10pt" style:font-size-complex="10pt"/>
    </style:style>
    <style:style style:name="ce15" style:family="table-cell" style:parent-style-name="Default">
      <style:table-cell-properties fo:background-color="#ccf4c6" fo:border="0.74pt solid #000000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fo:background-color="#000000" fo:border="0.74pt solid #000000"/>
      <style:text-properties style:font-name="Roboto" fo:font-size="10pt" style:font-size-asian="10pt" style:font-size-complex="10pt"/>
    </style:style>
    <style:style style:name="ce17" style:family="table-cell" style:parent-style-name="Default">
      <style:table-cell-properties fo:background-color="#aadcf7" fo:border="0.74pt solid #000000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fo:background-color="#ccf4c6" style:text-align-source="fix" style:repeat-content="false" fo:border="0.74pt solid #000000"/>
      <style:paragraph-properties fo:text-align="start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ext-properties style:font-name="Roboto" fo:font-size="10pt" style:font-size-asian="10pt" style:font-size-complex="10pt"/>
    </style:style>
    <style:style style:name="ce19" style:family="table-cell" style:parent-style-name="Default">
      <style:table-cell-properties fo:background-color="#e9b913" style:text-align-source="fix" style:repeat-content="false" fo:border="0.74pt solid #000000" style:vertical-align="middle"/>
      <style:paragraph-properties fo:text-align="center" fo:margin-left="0in"/>
      <style:text-properties style:font-name="Roboto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">
      <style:table-cell-properties fo:background-color="#eeeeee" style:text-align-source="fix" style:repeat-content="false" fo:border="0.74pt solid #000000"/>
      <style:paragraph-properties fo:text-align="start" fo:margin-left="0in"/>
      <style:text-properties style:font-name="Roboto" fo:font-size="10pt" style:font-size-asian="10pt" style:font-size-complex="10pt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style:font-name="Roboto" fo:font-size="10pt" style:font-size-asian="10pt" style:font-size-complex="10pt"/>
    </style:style>
    <style:style style:name="ce24" style:family="table-cell" style:parent-style-name="Default" style:data-style-name="N3">
      <style:table-cell-properties fo:background-color="#ccf4c6" style:text-align-source="fix" style:repeat-content="false" fo:border="0.74pt solid #000000"/>
      <style:paragraph-properties fo:text-align="center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Default" style:data-style-name="N3">
      <style:table-cell-properties fo:background-color="#aadcf7" style:text-align-source="fix" style:repeat-content="false" fo:border="0.74pt solid #000000"/>
      <style:paragraph-properties fo:text-align="start" fo:margin-left="0in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Roboto" fo:font-size="10pt" style:font-size-asian="10pt" style:font-size-complex="10pt"/>
    </style:style>
    <style:style style:name="ce27" style:family="table-cell" style:parent-style-name="Default">
      <style:table-cell-properties fo:background-color="#000000" fo:border="0.74pt solid #000000"/>
      <style:text-properties style:font-name="Roboto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">
      <style:table-cell-properties fo:background-color="#000000" fo:border="0.74pt solid #000000"/>
      <style:text-properties style:font-name="Roboto" fo:font-size="10pt" style:font-size-asian="10pt" style:font-size-complex="10pt"/>
    </style:style>
    <style:style style:name="ce29" style:family="table-cell" style:parent-style-name="Default" style:data-style-name="N3">
      <style:table-cell-properties fo:background-color="#000000" fo:border="0.74pt solid #000000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 style:data-style-name="N3">
      <style:table-cell-properties fo:background-color="#000000" fo:border="0.74pt solid #000000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0000" fo:border="0.74pt solid #000000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5" style:family="table-cell" style:parent-style-name="Default">
      <style:table-cell-properties fo:background-color="#000000" fo:border="0.74pt solid #000000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in"/>
      <style:text-properties style:font-name="Roboto" fo:font-size="10pt" style:font-size-asian="10pt" style:font-size-complex="10pt"/>
    </style:style>
    <style:style style:name="ce3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ccf4c6" style:text-align-source="fix" style:repeat-content="false" fo:border="0.74pt solid #000000"/>
      <style:paragraph-properties fo:text-align="start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>
      <style:table-cell-properties fo:background-color="#aadcf7" style:text-align-source="fix" style:repeat-content="false" fo:border="0.74pt solid #000000"/>
      <style:paragraph-properties fo:text-align="start" fo:margin-left="0in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style:font-name="Roboto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6" style:family="table-cell" style:parent-style-name="Default">
      <style:table-cell-properties style:text-align-source="value-type" style:repeat-content="false"/>
      <style:paragraph-properties fo:margin-left="0in"/>
      <style:text-properties style:font-name="Roboto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fo:font-style="normal" style:font-weight-asian="bold" style:font-weight-complex="bold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8"/>
        <table:table-column table:style-name="co4" table:default-cell-style-name="ce26"/>
        <table:table-column table:style-name="co5" table:default-cell-style-name="ce18"/>
        <table:table-column table:style-name="co6" table:default-cell-style-name="ce18"/>
        <table:table-column table:style-name="co7" table:default-cell-style-name="ce26"/>
        <table:table-column table:style-name="co5" table:default-cell-style-name="ce18"/>
        <table:table-column table:style-name="co6" table:default-cell-style-name="ce18"/>
        <table:table-column table:style-name="co7" table:default-cell-style-name="ce26"/>
        <table:table-column table:style-name="co5" table:default-cell-style-name="ce26"/>
        <table:table-column table:style-name="co6" table:default-cell-style-name="ce26"/>
        <table:table-column table:style-name="co8" table:default-cell-style-name="ce26"/>
        <table:table-column table:style-name="co5" table:default-cell-style-name="ce18"/>
        <table:table-column table:style-name="co6" table:default-cell-style-name="ce18"/>
        <table:table-column table:style-name="co9" table:default-cell-style-name="ce26"/>
        <table:table-column table:style-name="co5" table:default-cell-style-name="ce18"/>
        <table:table-column table:style-name="co6" table:default-cell-style-name="ce18"/>
        <table:table-column table:style-name="co10" table:default-cell-style-name="ce26"/>
        <table:table-column table:style-name="co11" table:number-columns-repeated="3" table:default-cell-style-name="ce18"/>
        <table:table-column table:style-name="co11" table:number-columns-repeated="16362"/>
        <table:table-row table:style-name="ro1">
          <table:table-cell table:style-name="ce1"/>
          <table:table-cell table:style-name="ce48" office:value-type="string" calcext:value-type="string">
            <text:p>Required</text:p>
          </table:table-cell>
          <table:table-cell table:style-name="ce13">
            <draw:frame table:end-cell-address="Sheet1.C1" table:end-x="0.1878in" table:end-y="0.178in" draw:z-index="63" draw:name="Image 72" draw:style-name="gr1" draw:text-style-name="P1" svg:width="0.1831in" svg:height="0.178in" svg:x="0.0047in" svg:y="0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Gold</text:p>
          </table:table-cell>
          <table:table-cell table:style-name="ce27"/>
          <table:table-cell table:style-name="ce13">
            <draw:frame table:end-cell-address="Sheet1.F1" table:end-x="0.1835in" table:end-y="0.178in" draw:z-index="58" draw:name="Image 67" draw:style-name="gr1" draw:text-style-name="P1" svg:width="0.1827in" svg:height="0.178in" svg:x="0.0008in" svg:y="0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[388]</text:p>
          </table:table-cell>
          <table:table-cell table:style-name="ce27"/>
          <table:table-cell table:style-name="ce13">
            <draw:frame table:end-cell-address="Sheet1.I1" table:end-x="0.1831in" table:end-y="0.178in" draw:z-index="59" draw:name="Image 68" draw:style-name="gr1" draw:text-style-name="P1" svg:width="0.1831in" svg:height="0.178in" svg:x="0in" svg:y="0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[390]</text:p>
          </table:table-cell>
          <table:table-cell table:style-name="ce37">
            <draw:frame table:end-cell-address="Sheet1.L1" table:end-x="0.1776in" table:end-y="0.178in" draw:z-index="60" draw:name="Image 69" draw:style-name="gr1" draw:text-style-name="P1" svg:width="0.1799in" svg:height="0.1776in" svg:x="0.0476in" svg:y="0.0004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9"/>
          <table:table-cell table:style-name="ce7" office:value-type="string" calcext:value-type="string">
            <text:p>[335]</text:p>
          </table:table-cell>
          <table:table-cell table:style-name="ce27">
            <draw:frame table:end-cell-address="Sheet1.O1" table:end-x="0.1791in" table:end-y="0.178in" draw:z-index="61" draw:name="Image 70" draw:style-name="gr1" draw:text-style-name="P1" svg:width="0.1831in" svg:height="0.178in" svg:x="0.0461in" svg:y="0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3"/>
          <table:table-cell table:style-name="ce7" office:value-type="string" calcext:value-type="string">
            <text:p>[709]</text:p>
          </table:table-cell>
          <table:table-cell table:style-name="ce27">
            <draw:frame table:end-cell-address="Sheet1.R1" table:end-x="0.1744in" table:end-y="0.178in" draw:z-index="62" draw:name="Image 71" draw:style-name="gr1" draw:text-style-name="P1" svg:width="0.1783in" svg:height="0.178in" svg:x="0.0461in" svg:y="0in">
              <draw:image xlink:href="Pictures/100000010000001000000010E90ED725.png" xlink:type="simple" xlink:show="embed" xlink:actuate="onLoad" draw:mime-type="image/png">
                <text:p/>
              </draw:image>
            </draw:frame>
          </table:table-cell>
          <table:table-cell table:style-name="ce13"/>
          <table:table-cell table:style-name="ce7" office:value-type="string" calcext:value-type="string">
            <text:p>SVE</text:p>
          </table:table-cell>
          <table:table-cell table:style-name="ce40" table:number-columns-repeated="16365"/>
        </table:table-row>
        <table:table-row table:style-name="ro1">
          <table:table-cell table:style-name="ce1"/>
          <table:table-cell table:style-name="ce49" office:value-type="string" calcext:value-type="string">
            <text:p>Days</text:p>
          </table:table-cell>
          <table:table-cell table:style-name="ce13">
            <draw:frame table:end-cell-address="Sheet1.C3" table:end-x="0.1831in" table:end-y="0.0004in" draw:z-index="2" draw:name="Image 3" draw:style-name="gr1" draw:text-style-name="P1" svg:width="0.1831in" svg:height="0.178in" svg:x="0in" svg:y="0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covered-table-cell table:style-name="ce20"/>
          <table:table-cell table:style-name="ce27"/>
          <table:table-cell table:style-name="ce13">
            <draw:frame table:end-cell-address="Sheet1.F3" table:end-x="0.1823in" table:end-y="0.0004in" draw:z-index="0" draw:name="Image 1" draw:style-name="gr1" draw:text-style-name="P1" svg:width="0.1823in" svg:height="0.178in" svg:x="0in" svg:y="0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Wood</text:p>
          </table:table-cell>
          <table:table-cell table:style-name="ce27"/>
          <table:table-cell table:style-name="ce13">
            <draw:frame table:end-cell-address="Sheet1.I3" table:end-x="0.1831in" table:end-y="0.0004in" draw:z-index="1" draw:name="Image 2" draw:style-name="gr1" draw:text-style-name="P1" svg:width="0.1831in" svg:height="0.178in" svg:x="0in" svg:y="0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Stone</text:p>
          </table:table-cell>
          <table:table-cell table:style-name="ce37"/>
          <table:table-cell table:style-name="ce39">
            <draw:frame table:end-cell-address="Sheet1.L2" table:end-x="0.1799in" table:end-y="0.1776in" draw:z-index="49" draw:name="Image 58" draw:style-name="gr1" draw:text-style-name="P1" svg:width="0.1799in" svg:height="0.1776in" svg:x="0in" svg:y="0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Iron Bar</text:p>
          </table:table-cell>
          <table:table-cell table:style-name="ce27"/>
          <table:table-cell table:style-name="ce13">
            <draw:frame table:end-cell-address="Sheet1.O3" table:end-x="0.1831in" table:end-y="0.0004in" draw:z-index="3" draw:name="Image 4" draw:style-name="gr1" draw:text-style-name="P1" svg:width="0.1831in" svg:height="0.178in" svg:x="0in" svg:y="0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Hardwood</text:p>
          </table:table-cell>
          <table:table-cell table:style-name="ce27"/>
          <table:table-cell table:style-name="ce13">
            <draw:frame table:end-cell-address="Sheet1.R3" table:end-x="0.1783in" table:end-y="0.0004in" draw:z-index="4" draw:name="Image 5" draw:style-name="gr1" draw:text-style-name="P1" svg:width="0.1783in" svg:height="0.178in" svg:x="0in" svg:y="0in">
              <draw:image xlink:href="Pictures/100000010000001000000010E90ED725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Fir Wax</text:p>
          </table:table-cell>
          <table:table-cell table:style-name="ce40" table:number-columns-repeated="16365"/>
        </table:table-row>
        <table:table-row table:style-name="ro1">
          <table:table-cell table:style-name="ce2" office:value-type="string" calcext:value-type="string">
            <text:p>Barn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4" table:end-x="0.1866in" table:end-y="0.002in" draw:z-index="5" draw:name="Image 6" draw:style-name="gr1" draw:text-style-name="P1" svg:width="0.1831in" svg:height="0.1787in" svg:x="0.0035in" svg:y="0.0012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6000" calcext:value-type="float">
            <text:p>6,000</text:p>
          </table:table-cell>
          <table:table-cell table:style-name="ce28">
            <draw:frame table:end-cell-address="Sheet1.F4" table:end-x="0.1803in" table:end-y="0.002in" draw:z-index="26" draw:name="Image 28" draw:style-name="gr1" draw:text-style-name="P1" svg:width="0.1827in" svg:height="0.1787in" svg:x="0.0476in" svg:y="0.0012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50" calcext:value-type="float">
            <text:p>350</text:p>
          </table:table-cell>
          <table:table-cell table:style-name="ce16">
            <draw:frame table:end-cell-address="Sheet1.I4" table:end-x="0.1787in" table:end-y="0.002in" draw:z-index="37" draw:name="Image 40" draw:style-name="gr1" draw:text-style-name="P1" svg:width="0.1831in" svg:height="0.1787in" svg:x="0.0457in" svg:y="0.0012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150" calcext:value-type="float">
            <text:p>15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Big</text:span> Barn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4" table:end-x="0.1898in" table:end-y="0.1839in" draw:z-index="6" draw:name="Image 7" draw:style-name="gr1" draw:text-style-name="P1" svg:width="0.1862in" svg:height="0.1815in" svg:x="0.0035in" svg:y="0.0024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12000" calcext:value-type="float">
            <text:p>12,000</text:p>
          </table:table-cell>
          <table:table-cell table:style-name="ce28">
            <draw:frame table:end-cell-address="Sheet1.F4" table:end-x="0.1803in" table:end-y="0.1803in" draw:z-index="27" draw:name="Image 29" draw:style-name="gr1" draw:text-style-name="P1" svg:width="0.1827in" svg:height="0.1783in" svg:x="0.0476in" svg:y="0.002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450" calcext:value-type="float">
            <text:p>450</text:p>
          </table:table-cell>
          <table:table-cell table:style-name="ce16">
            <draw:frame table:end-cell-address="Sheet1.I4" table:end-x="0.1787in" table:end-y="0.1803in" draw:z-index="38" draw:name="Image 41" draw:style-name="gr1" draw:text-style-name="P1" svg:width="0.1831in" svg:height="0.1783in" svg:x="0.0457in" svg:y="0.002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200" calcext:value-type="float">
            <text:p>2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Deluxe</text:span> Barn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5" table:end-x="0.189in" table:end-y="0.1835in" draw:z-index="7" draw:name="Image 8" draw:style-name="gr1" draw:text-style-name="P1" svg:width="0.1854in" svg:height="0.1807in" svg:x="0.0035in" svg:y="0.0028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25000" calcext:value-type="float">
            <text:p>25,000</text:p>
          </table:table-cell>
          <table:table-cell table:style-name="ce28">
            <draw:frame table:end-cell-address="Sheet1.F5" table:end-x="0.1803in" table:end-y="0.1807in" draw:z-index="28" draw:name="Image 30" draw:style-name="gr1" draw:text-style-name="P1" svg:width="0.1827in" svg:height="0.1783in" svg:x="0.0476in" svg:y="0.0024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550" calcext:value-type="float">
            <text:p>550</text:p>
          </table:table-cell>
          <table:table-cell table:style-name="ce16">
            <draw:frame table:end-cell-address="Sheet1.I5" table:end-x="0.1787in" table:end-y="0.1807in" draw:z-index="39" draw:name="Image 42" draw:style-name="gr1" draw:text-style-name="P1" svg:width="0.1831in" svg:height="0.1783in" svg:x="0.0457in" svg:y="0.002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00" calcext:value-type="float">
            <text:p>3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3" office:value-type="string" calcext:value-type="string">
            <text:p>Ultimate Barn</text:p>
          </table:table-cell>
          <table:table-cell table:style-name="ce9" office:value-type="string" calcext:value-type="string">
            <text:p>Three</text:p>
          </table:table-cell>
          <table:table-cell table:style-name="ce15">
            <draw:frame table:end-cell-address="Sheet1.C7" table:end-x="0.1866in" table:end-y="0.0039in" draw:z-index="8" draw:name="Image 9" draw:style-name="gr1" draw:text-style-name="P1" svg:width="0.1831in" svg:height="0.178in" svg:x="0.0035in" svg:y="0.0035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200000" calcext:value-type="float">
            <text:p>200,000</text:p>
          </table:table-cell>
          <table:table-cell table:style-name="ce29"/>
          <table:table-cell table:style-name="ce31"/>
          <table:table-cell table:style-name="ce33"/>
          <table:table-cell table:style-name="ce31">
            <draw:frame table:end-cell-address="Sheet1.I7" table:end-x="0.178in" table:end-y="0.0035in" draw:z-index="48" draw:name="Image 57" draw:style-name="gr1" draw:text-style-name="P1" svg:width="0.1831in" svg:height="0.178in" svg:x="0.0449in" svg:y="0.0031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900" calcext:value-type="float">
            <text:p>900</text:p>
          </table:table-cell>
          <table:table-cell table:style-name="ce33">
            <draw:frame table:end-cell-address="Sheet1.L7" table:end-x="0.1768in" table:end-y="0.0028in" draw:z-index="50" draw:name="Image 59" draw:style-name="gr1" draw:text-style-name="P1" svg:width="0.1803in" svg:height="0.1776in" svg:x="0.0465in" svg:y="0.0028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31">
            <draw:frame table:end-cell-address="Sheet1.O7" table:end-x="0.1807in" table:end-y="0.0035in" draw:z-index="79" draw:name="Image 87" draw:style-name="gr1" draw:text-style-name="P1" svg:width="0.1831in" svg:height="0.178in" svg:x="0.0476in" svg:y="0.0031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450" calcext:value-type="float">
            <text:p>450</text:p>
          </table:table-cell>
          <table:table-cell table:style-name="ce31" table:number-columns-repeated="2"/>
          <table:table-cell table:style-name="ce33"/>
          <table:table-cell table:style-name="ce85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Mega</text:span> Barn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8" table:end-x="0.1902in" table:end-y="0.1835in" draw:z-index="9" draw:name="Image 10" draw:style-name="gr1" draw:text-style-name="P1" svg:width="0.1866in" svg:height="0.1819in" svg:x="0.0035in" svg:y="0.0016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50000" calcext:value-type="float">
            <text:p>50,000</text:p>
          </table:table-cell>
          <table:table-cell table:style-name="ce28">
            <draw:frame table:end-cell-address="Sheet1.F8" table:end-x="0.1803in" table:end-y="0.1799in" draw:z-index="29" draw:name="Image 31" draw:style-name="gr1" draw:text-style-name="P1" svg:width="0.1827in" svg:height="0.1783in" svg:x="0.0476in" svg:y="0.0016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900" calcext:value-type="float">
            <text:p>900</text:p>
          </table:table-cell>
          <table:table-cell table:style-name="ce16">
            <draw:frame table:end-cell-address="Sheet1.I8" table:end-x="0.1787in" table:end-y="0.1799in" draw:z-index="40" draw:name="Image 43" draw:style-name="gr1" draw:text-style-name="P1" svg:width="0.1831in" svg:height="0.1783in" svg:x="0.0457in" svg:y="0.0016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450" calcext:value-type="float">
            <text:p>45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3" office:value-type="string" calcext:value-type="string">
            <text:p>Ultimate Barn</text:p>
          </table:table-cell>
          <table:table-cell table:style-name="ce9" office:value-type="string" calcext:value-type="string">
            <text:p>Three</text:p>
          </table:table-cell>
          <table:table-cell table:style-name="ce15">
            <draw:frame table:end-cell-address="Sheet1.C9" table:end-x="0.1866in" table:end-y="0.1547in" draw:z-index="10" draw:name="Image 11" draw:style-name="gr1" draw:text-style-name="P1" svg:width="0.1831in" svg:height="0.1524in" svg:x="0.0035in" svg:y="0.0024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200000" calcext:value-type="float">
            <text:p>200,000</text:p>
          </table:table-cell>
          <table:table-cell table:style-name="ce29"/>
          <table:table-cell table:style-name="ce31"/>
          <table:table-cell table:style-name="ce33"/>
          <table:table-cell table:style-name="ce31">
            <draw:frame table:end-cell-address="Sheet1.I10" table:end-x="0.1815in" table:end-y="0.0028in" draw:z-index="52" draw:name="Image 61" draw:style-name="gr1" draw:text-style-name="P1" svg:width="0.1831in" svg:height="0.178in" svg:x="0.0484in" svg:y="0.002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900" calcext:value-type="float">
            <text:p>900</text:p>
          </table:table-cell>
          <table:table-cell table:style-name="ce33">
            <draw:frame table:end-cell-address="Sheet1.L10" table:end-x="0.1768in" table:end-y="0.002in" draw:z-index="53" draw:name="Image 62" draw:style-name="gr1" draw:text-style-name="P1" svg:width="0.1803in" svg:height="0.1776in" svg:x="0.0465in" svg:y="0.002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31">
            <draw:frame table:end-cell-address="Sheet1.O10" table:end-x="0.1783in" table:end-y="0.0028in" draw:z-index="55" draw:name="Image 64" draw:style-name="gr1" draw:text-style-name="P1" svg:width="0.1831in" svg:height="0.178in" svg:x="0.0453in" svg:y="0.0024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450" calcext:value-type="float">
            <text:p>450</text:p>
          </table:table-cell>
          <table:table-cell table:style-name="ce31" table:number-columns-repeated="2"/>
          <table:table-cell table:style-name="ce33"/>
          <table:table-cell table:style-name="ce85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2"/>
          <table:table-cell table:style-name="ce86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Gigantic</text:span> Barn</text:p>
          </table:table-cell>
          <table:table-cell table:style-name="ce8" office:value-type="string" calcext:value-type="string">
            <text:p>Three</text:p>
          </table:table-cell>
          <table:table-cell table:style-name="ce14">
            <draw:frame table:end-cell-address="Sheet1.C11" table:end-x="0.1909in" table:end-y="0.1835in" draw:z-index="11" draw:name="Image 12" draw:style-name="gr1" draw:text-style-name="P1" svg:width="0.1874in" svg:height="0.1827in" svg:x="0.0035in" svg:y="0.0008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150000" calcext:value-type="float">
            <text:p>150,000</text:p>
          </table:table-cell>
          <table:table-cell table:style-name="ce28">
            <draw:frame table:end-cell-address="Sheet1.F11" table:end-x="0.1803in" table:end-y="0.1787in" draw:z-index="30" draw:name="Image 33" draw:style-name="gr1" draw:text-style-name="P1" svg:width="0.1827in" svg:height="0.1783in" svg:x="0.0476in" svg:y="0.0004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900" calcext:value-type="float">
            <text:p>900</text:p>
          </table:table-cell>
          <table:table-cell table:style-name="ce16">
            <draw:frame table:end-cell-address="Sheet1.I11" table:end-x="0.1787in" table:end-y="0.1787in" draw:z-index="41" draw:name="Image 44" draw:style-name="gr1" draw:text-style-name="P1" svg:width="0.1831in" svg:height="0.1783in" svg:x="0.0457in" svg:y="0.000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700" calcext:value-type="float">
            <text:p>7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3" office:value-type="string" calcext:value-type="string">
            <text:p>Ultimate Barn</text:p>
          </table:table-cell>
          <table:table-cell table:style-name="ce9" office:value-type="string" calcext:value-type="string">
            <text:p>One</text:p>
          </table:table-cell>
          <table:table-cell table:style-name="ce15">
            <draw:frame table:end-cell-address="Sheet1.C13" table:end-x="0.1866in" table:end-y="0.002in" draw:z-index="12" draw:name="Image 13" draw:style-name="gr1" draw:text-style-name="P1" svg:width="0.1831in" svg:height="0.178in" svg:x="0.0035in" svg:y="0.0016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4" office:value-type="float" office:value="0" calcext:value-type="float">
            <text:p>0</text:p>
          </table:table-cell>
          <table:table-cell table:style-name="ce29"/>
          <table:table-cell table:style-name="ce31"/>
          <table:table-cell table:style-name="ce33"/>
          <table:table-cell table:style-name="ce31"/>
          <table:table-cell table:style-name="ce15">
            <draw:frame table:end-cell-address="Sheet1.I13" table:end-x="0.185in" table:end-y="0.0024in" draw:z-index="69" draw:name="Image 78" draw:style-name="gr1" draw:text-style-name="P1" svg:width="0.1831in" svg:height="0.1783in" svg:x="0.002in" svg:y="0.0016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200" calcext:value-type="float">
            <text:p>200</text:p>
          </table:table-cell>
          <table:table-cell table:style-name="ce33"/>
          <table:table-cell table:style-name="ce36">
            <draw:frame table:end-cell-address="Sheet1.L13" table:end-x="0.1795in" table:end-y="0.0016in" draw:z-index="64" draw:name="Image 73" draw:style-name="gr1" draw:text-style-name="P1" svg:width="0.1803in" svg:height="0.1776in" svg:x="-0.0008in" svg:y="0.0016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30" calcext:value-type="float">
            <text:p>30</text:p>
          </table:table-cell>
          <table:table-cell table:style-name="ce31">
            <draw:frame table:end-cell-address="Sheet1.O13" table:end-x="0.1807in" table:end-y="0.0016in" draw:z-index="65" draw:name="Image 74" draw:style-name="gr1" draw:text-style-name="P1" svg:width="0.1831in" svg:height="0.178in" svg:x="0.0476in" svg:y="0.0012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450" calcext:value-type="float">
            <text:p>450</text:p>
          </table:table-cell>
          <table:table-cell table:style-name="ce31" table:number-columns-repeated="2"/>
          <table:table-cell table:style-name="ce33"/>
          <table:table-cell table:style-name="ce85" table:number-columns-repeated="16365"/>
        </table:table-row>
        <table:table-row table:style-name="ro3">
          <table:table-cell table:style-name="ce4"/>
          <table:table-cell table:style-name="ce10"/>
          <table:table-cell table:style-name="ce16">
            <draw:frame draw:z-index="86" draw:name="Image 45" draw:style-name="gr1" draw:text-style-name="P1" svg:width="0.1831in" svg:height="0.178in" svg:x="0.0008in" svg:y="0.0476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2">Ω Deluxe</text:span> Barn</text:p>
          </table:table-cell>
          <table:table-cell table:style-name="ce8" office:value-type="string" calcext:value-type="string">
            <text:p>Two</text:p>
          </table:table-cell>
          <table:table-cell table:style-name="Default"/>
          <table:table-cell table:style-name="ce21" office:value-type="float" office:value="110000" calcext:value-type="float">
            <text:p>110,000</text:p>
          </table:table-cell>
          <table:table-cell table:style-name="ce45"/>
          <table:table-cell table:style-name="Default">
            <draw:frame draw:z-index="95" draw:name="Image 98" draw:style-name="gr1" draw:text-style-name="P1" svg:width="0.1827in" svg:height="0.1783in" svg:x="0.0039in" svg:y="0.0008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32" office:value-type="float" office:value="750" calcext:value-type="float">
            <text:p>750</text:p>
          </table:table-cell>
          <table:table-cell table:style-name="ce45"/>
          <table:table-cell table:style-name="Default">
            <draw:frame draw:z-index="93" draw:name="Image 96" draw:style-name="gr1" draw:text-style-name="P1" svg:width="0.1831in" svg:height="0.1783in" svg:x="0.002in" svg:y="0.0008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2" office:value-type="float" office:value="500" calcext:value-type="float">
            <text:p>500</text:p>
          </table:table-cell>
          <table:table-cell table:style-name="ce45" table:number-columns-repeated="2"/>
          <table:table-cell table:style-name="ce78"/>
          <table:table-cell table:style-name="ce45" table:number-columns-repeated="2"/>
          <table:table-cell table:style-name="ce78"/>
          <table:table-cell table:style-name="ce45" table:number-columns-repeated="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3" office:value-type="string" calcext:value-type="string">
            <text:p>Ultimate Barn</text:p>
          </table:table-cell>
          <table:table-cell table:style-name="ce9" office:value-type="string" calcext:value-type="string">
            <text:p>Three</text:p>
          </table:table-cell>
          <table:table-cell table:style-name="ce9">
            <draw:frame draw:z-index="87" draw:name="Image 53" draw:style-name="gr1" draw:text-style-name="P1" svg:width="0.1831in" svg:height="0.178in" svg:x="0.0008in" svg:y="0.0004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200000" calcext:value-type="float">
            <text:p>200,000</text:p>
          </table:table-cell>
          <table:table-cell table:style-name="ce45" table:number-columns-repeated="2"/>
          <table:table-cell table:style-name="ce78"/>
          <table:table-cell table:style-name="ce45">
            <draw:frame draw:z-index="97" draw:name="Image 100" draw:style-name="gr1" draw:text-style-name="P1" svg:width="0.1831in" svg:height="0.1783in" svg:x="0.0465in" svg:y="0.0035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style-name="ce36" office:value-type="float" office:value="900" calcext:value-type="float">
            <text:p>900</text:p>
          </table:table-cell>
          <table:table-cell table:style-name="ce45">
            <draw:frame draw:z-index="100" draw:name="Image 103" draw:style-name="gr1" draw:text-style-name="P1" svg:width="0.1803in" svg:height="0.1783in" svg:x="0.0409in" svg:y="0.0035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45">
            <draw:frame draw:z-index="101" draw:name="Image 104" draw:style-name="gr1" draw:text-style-name="P1" svg:width="0.1831in" svg:height="0.178in" svg:x="0.0382in" svg:y="0.0031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style-name="ce36" office:value-type="float" office:value="450" calcext:value-type="float">
            <text:p>450</text:p>
          </table:table-cell>
          <table:table-cell table:style-name="ce45" table:number-columns-repeated="3"/>
          <table:table-cell table:number-columns-repeated="3"/>
          <table:table-cell table:style-name="ce18" table:number-columns-repeated="16362"/>
        </table:table-row>
        <table:table-row table:style-name="ro3">
          <table:table-cell table:style-name="ce45" table:number-columns-repeated="19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Premium</text:span> Barn</text:p>
          </table:table-cell>
          <table:table-cell table:style-name="ce8" office:value-type="string" calcext:value-type="string">
            <text:p>Four</text:p>
          </table:table-cell>
          <table:table-cell table:style-name="ce14">
            <draw:frame table:end-cell-address="Sheet1.C17" table:end-x="0.1921in" table:end-y="0.1835in" draw:z-index="82" draw:name="Image 14" draw:style-name="gr1" draw:text-style-name="P1" svg:width="0.1886in" svg:height="0.1835in" svg:x="0.0035in" svg:y="0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250000" calcext:value-type="float">
            <text:p>250,000</text:p>
          </table:table-cell>
          <table:table-cell table:style-name="ce28"/>
          <table:table-cell table:style-name="ce16"/>
          <table:table-cell table:style-name="ce23"/>
          <table:table-cell table:style-name="ce16">
            <draw:frame table:end-cell-address="Sheet1.I17" table:end-x="0.1787in" table:end-y="0.178in" draw:z-index="83" draw:name="Image 92" draw:style-name="gr1" draw:text-style-name="P1" svg:width="0.1831in" svg:height="0.1783in" svg:x="0.0457in" svg:y="-0.000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950" calcext:value-type="float">
            <text:p>950</text:p>
          </table:table-cell>
          <table:table-cell table:style-name="ce23" table:number-columns-repeated="3"/>
          <table:table-cell table:style-name="ce16">
            <draw:frame table:end-cell-address="Sheet1.O17" table:end-x="0.1764in" table:end-y="0.178in" draw:z-index="84" draw:name="Image 93" draw:style-name="gr1" draw:text-style-name="P1" svg:width="0.1831in" svg:height="0.1783in" svg:x="0.0433in" svg:y="-0.0004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00" calcext:value-type="float">
            <text:p>300</text:p>
          </table:table-cell>
          <table:table-cell table:style-name="ce16">
            <draw:frame table:end-cell-address="Sheet1.R17" table:end-x="0.1705in" table:end-y="0.178in" draw:z-index="85" draw:name="Image 94" draw:style-name="gr1" draw:text-style-name="P1" svg:width="0.1783in" svg:height="0.1783in" svg:x="0.0421in" svg:y="-0.0004in">
              <draw:image xlink:href="Pictures/100000010000001000000010E90ED725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0" calcext:value-type="float">
            <text:p>30</text:p>
          </table:table-cell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5" office:value-type="string" calcext:value-type="string">
            <text:p>Ultimate Barn</text:p>
          </table:table-cell>
          <table:table-cell table:style-name="ce11" office:value-type="string" calcext:value-type="string">
            <text:p>Three</text:p>
          </table:table-cell>
          <table:table-cell table:style-name="ce17">
            <draw:frame table:end-cell-address="Sheet1.C19" table:end-x="0.1866in" table:end-y="0.0016in" draw:z-index="13" draw:name="Image 15" draw:style-name="gr1" draw:text-style-name="P1" svg:width="0.1831in" svg:height="0.1787in" svg:x="0.0035in" svg:y="0.0008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5" office:value-type="float" office:value="500000" calcext:value-type="float">
            <text:p>500,000</text:p>
          </table:table-cell>
          <table:table-cell table:style-name="ce30"/>
          <table:table-cell table:style-name="ce35"/>
          <table:table-cell table:style-name="ce38"/>
          <table:table-cell table:style-name="ce35"/>
          <table:table-cell table:style-name="ce17">
            <draw:frame table:end-cell-address="Sheet1.I19" table:end-x="0.185in" table:end-y="0.0012in" draw:z-index="80" draw:name="Image 90" draw:style-name="gr1" draw:text-style-name="P1" svg:width="0.1831in" svg:height="0.1783in" svg:x="0.002in" svg:y="0.0008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4" office:value-type="float" office:value="900" calcext:value-type="float">
            <text:p>900</text:p>
          </table:table-cell>
          <table:table-cell table:style-name="ce38"/>
          <table:table-cell table:style-name="ce34">
            <draw:frame table:end-cell-address="Sheet1.L18" table:end-x="0.1795in" table:end-y="0.178in" draw:z-index="75" draw:name="Image 32" draw:style-name="gr1" draw:text-style-name="P1" svg:width="0.1803in" svg:height="0.1772in" svg:x="-0.0008in" svg:y="0.0008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4" office:value-type="float" office:value="30" calcext:value-type="float">
            <text:p>30</text:p>
          </table:table-cell>
          <table:table-cell table:style-name="ce35">
            <draw:frame table:end-cell-address="Sheet1.O19" table:end-x="0.1807in" table:end-y="0.0012in" draw:z-index="66" draw:name="Image 75" draw:style-name="gr1" draw:text-style-name="P1" svg:width="0.1831in" svg:height="0.1783in" svg:x="0.0476in" svg:y="0.0008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7"/>
          <table:table-cell table:style-name="ce34" office:value-type="float" office:value="450" calcext:value-type="float">
            <text:p>450</text:p>
          </table:table-cell>
          <table:table-cell table:style-name="ce35" table:number-columns-repeated="2"/>
          <table:table-cell table:style-name="ce38"/>
          <table:table-cell table:style-name="ce85" table:number-columns-repeated="16365"/>
        </table:table-row>
        <table:table-row table:style-name="ro4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2" office:value-type="string" calcext:value-type="string">
            <text:p>Coop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21" table:end-x="0.1866in" table:end-y="0.0035in" draw:z-index="14" draw:name="Image 16" draw:style-name="gr1" draw:text-style-name="P1" svg:width="0.1831in" svg:height="0.1783in" svg:x="0.0035in" svg:y="0.0031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4000" calcext:value-type="float">
            <text:p>4,000</text:p>
          </table:table-cell>
          <table:table-cell table:style-name="ce28">
            <draw:frame table:end-cell-address="Sheet1.F21" table:end-x="0.1803in" table:end-y="0.0028in" draw:z-index="31" draw:name="Image 34" draw:style-name="gr1" draw:text-style-name="P1" svg:width="0.1827in" svg:height="0.1783in" svg:x="0.0476in" svg:y="0.0024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00" calcext:value-type="float">
            <text:p>300</text:p>
          </table:table-cell>
          <table:table-cell table:style-name="ce16">
            <draw:frame table:end-cell-address="Sheet1.I21" table:end-x="0.1787in" table:end-y="0.0028in" draw:z-index="42" draw:name="Image 46" draw:style-name="gr1" draw:text-style-name="P1" svg:width="0.1831in" svg:height="0.1783in" svg:x="0.0457in" svg:y="0.002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100" calcext:value-type="float">
            <text:p>1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Big</text:span> Coop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21" table:end-x="0.1878in" table:end-y="0.1835in" draw:z-index="15" draw:name="Image 17" draw:style-name="gr1" draw:text-style-name="P1" svg:width="0.1843in" svg:height="0.1795in" svg:x="0.0035in" svg:y="0.0039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10000" calcext:value-type="float">
            <text:p>10,000</text:p>
          </table:table-cell>
          <table:table-cell table:style-name="ce28">
            <draw:frame table:end-cell-address="Sheet1.F21" table:end-x="0.1803in" table:end-y="0.1815in" draw:z-index="32" draw:name="Image 35" draw:style-name="gr1" draw:text-style-name="P1" svg:width="0.1827in" svg:height="0.1783in" svg:x="0.0476in" svg:y="0.0031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400" calcext:value-type="float">
            <text:p>400</text:p>
          </table:table-cell>
          <table:table-cell table:style-name="ce16">
            <draw:frame table:end-cell-address="Sheet1.I21" table:end-x="0.1787in" table:end-y="0.1815in" draw:z-index="43" draw:name="Image 47" draw:style-name="gr1" draw:text-style-name="P1" svg:width="0.1831in" svg:height="0.1783in" svg:x="0.0457in" svg:y="0.0031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150" calcext:value-type="float">
            <text:p>15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Deluxe</text:span> Coop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22" table:end-x="0.1874in" table:end-y="0.1839in" draw:z-index="16" draw:name="Image 18" draw:style-name="gr1" draw:text-style-name="P1" svg:width="0.1839in" svg:height="0.1791in" svg:x="0.0035in" svg:y="0.0047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20000" calcext:value-type="float">
            <text:p>20,000</text:p>
          </table:table-cell>
          <table:table-cell table:style-name="ce28">
            <draw:frame table:end-cell-address="Sheet1.F22" table:end-x="0.1803in" table:end-y="0.1823in" draw:z-index="33" draw:name="Image 36" draw:style-name="gr1" draw:text-style-name="P1" svg:width="0.1827in" svg:height="0.1783in" svg:x="0.0476in" svg:y="0.0039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500" calcext:value-type="float">
            <text:p>500</text:p>
          </table:table-cell>
          <table:table-cell table:style-name="ce16">
            <draw:frame table:end-cell-address="Sheet1.I22" table:end-x="0.1787in" table:end-y="0.1823in" draw:z-index="44" draw:name="Image 48" draw:style-name="gr1" draw:text-style-name="P1" svg:width="0.1831in" svg:height="0.1783in" svg:x="0.0457in" svg:y="0.0039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200" calcext:value-type="float">
            <text:p>2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3" office:value-type="string" calcext:value-type="string">
            <text:p>Ultimate Coop</text:p>
          </table:table-cell>
          <table:table-cell table:style-name="ce9" office:value-type="string" calcext:value-type="string">
            <text:p>Three</text:p>
          </table:table-cell>
          <table:table-cell table:style-name="ce15">
            <draw:frame table:end-cell-address="Sheet1.C23" table:end-x="0.1803in" table:end-y="0.1772in" draw:z-index="17" draw:name="Image 19" draw:style-name="gr1" draw:text-style-name="P1" svg:width="0.1768in" svg:height="0.172in" svg:x="0.0035in" svg:y="0.0051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180000" calcext:value-type="float">
            <text:p>180,000</text:p>
          </table:table-cell>
          <table:table-cell table:style-name="ce29"/>
          <table:table-cell table:style-name="ce31"/>
          <table:table-cell table:style-name="ce33"/>
          <table:table-cell table:style-name="ce31"/>
          <table:table-cell table:style-name="ce15">
            <draw:frame table:end-cell-address="Sheet1.I24" table:end-x="0.185in" table:end-y="0.0051in" draw:z-index="72" draw:name="Image 82" draw:style-name="gr1" draw:text-style-name="P1" svg:width="0.1831in" svg:height="0.1783in" svg:x="0.002in" svg:y="0.0047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700" calcext:value-type="float">
            <text:p>700</text:p>
          </table:table-cell>
          <table:table-cell table:style-name="ce33">
            <draw:frame table:end-cell-address="Sheet1.L24" table:end-x="0.1768in" table:end-y="0.0043in" draw:z-index="51" draw:name="Image 60" draw:style-name="gr1" draw:text-style-name="P1" svg:width="0.1803in" svg:height="0.1783in" svg:x="0.0465in" svg:y="0.0039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31">
            <draw:frame table:end-cell-address="Sheet1.O24" table:end-x="0.1807in" table:end-y="0.0051in" draw:z-index="78" draw:name="Image 86" draw:style-name="gr1" draw:text-style-name="P1" svg:width="0.1831in" svg:height="0.1787in" svg:x="0.0476in" svg:y="0.0043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300" calcext:value-type="float">
            <text:p>300</text:p>
          </table:table-cell>
          <table:table-cell table:style-name="ce31" table:number-columns-repeated="2"/>
          <table:table-cell table:style-name="ce33"/>
          <table:table-cell table:style-name="ce85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Mega</text:span> Coop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25" table:end-x="0.1886in" table:end-y="0.1839in" draw:z-index="18" draw:name="Image 20" draw:style-name="gr1" draw:text-style-name="P1" svg:width="0.185in" svg:height="0.1803in" svg:x="0.0035in" svg:y="0.0035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40000" calcext:value-type="float">
            <text:p>40,000</text:p>
          </table:table-cell>
          <table:table-cell table:style-name="ce28">
            <draw:frame table:end-cell-address="Sheet1.F25" table:end-x="0.1803in" table:end-y="0.1815in" draw:z-index="34" draw:name="Image 37" draw:style-name="gr1" draw:text-style-name="P1" svg:width="0.1827in" svg:height="0.1783in" svg:x="0.0476in" svg:y="0.0031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800" calcext:value-type="float">
            <text:p>800</text:p>
          </table:table-cell>
          <table:table-cell table:style-name="ce16">
            <draw:frame table:end-cell-address="Sheet1.I25" table:end-x="0.1787in" table:end-y="0.1815in" draw:z-index="45" draw:name="Image 49" draw:style-name="gr1" draw:text-style-name="P1" svg:width="0.1831in" svg:height="0.1783in" svg:x="0.0457in" svg:y="0.0031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50" calcext:value-type="float">
            <text:p>35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3" office:value-type="string" calcext:value-type="string">
            <text:p>Ultimate Coop</text:p>
          </table:table-cell>
          <table:table-cell table:style-name="ce9" office:value-type="string" calcext:value-type="string">
            <text:p>Three</text:p>
          </table:table-cell>
          <table:table-cell table:style-name="ce15">
            <draw:frame table:end-cell-address="Sheet1.C26" table:end-x="0.1815in" table:end-y="0.1772in" draw:z-index="19" draw:name="Image 21" draw:style-name="gr1" draw:text-style-name="P1" svg:width="0.178in" svg:height="0.1732in" svg:x="0.0035in" svg:y="0.0039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180000" calcext:value-type="float">
            <text:p>180,000</text:p>
          </table:table-cell>
          <table:table-cell table:style-name="ce29"/>
          <table:table-cell table:style-name="ce31"/>
          <table:table-cell table:style-name="ce33"/>
          <table:table-cell table:style-name="ce31">
            <draw:frame table:end-cell-address="Sheet1.I27" table:end-x="0.1815in" table:end-y="0.0039in" draw:z-index="57" draw:name="Image 66" draw:style-name="gr1" draw:text-style-name="P1" svg:width="0.1831in" svg:height="0.1787in" svg:x="0.0484in" svg:y="0.0031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700" calcext:value-type="float">
            <text:p>700</text:p>
          </table:table-cell>
          <table:table-cell table:style-name="ce33">
            <draw:frame table:end-cell-address="Sheet1.L27" table:end-x="0.1768in" table:end-y="0.0031in" draw:z-index="54" draw:name="Image 63" draw:style-name="gr1" draw:text-style-name="P1" svg:width="0.1803in" svg:height="0.1783in" svg:x="0.0465in" svg:y="0.0028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31">
            <draw:frame table:end-cell-address="Sheet1.O27" table:end-x="0.1783in" table:end-y="0.0039in" draw:z-index="56" draw:name="Image 65" draw:style-name="gr1" draw:text-style-name="P1" svg:width="0.1831in" svg:height="0.1787in" svg:x="0.0453in" svg:y="0.0031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300" calcext:value-type="float">
            <text:p>300</text:p>
          </table:table-cell>
          <table:table-cell table:style-name="ce31" table:number-columns-repeated="2"/>
          <table:table-cell table:style-name="ce33"/>
          <table:table-cell table:style-name="ce85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Giant</text:span> Coop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28" table:end-x="0.1902in" table:end-y="0.1839in" draw:z-index="20" draw:name="Image 22" draw:style-name="gr1" draw:text-style-name="P1" svg:width="0.1866in" svg:height="0.1819in" svg:x="0.0035in" svg:y="0.002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50000" calcext:value-type="float">
            <text:p>50,000</text:p>
          </table:table-cell>
          <table:table-cell table:style-name="ce28">
            <draw:frame table:end-cell-address="Sheet1.F28" table:end-x="0.1803in" table:end-y="0.1803in" draw:z-index="35" draw:name="Image 38" draw:style-name="gr1" draw:text-style-name="P1" svg:width="0.1827in" svg:height="0.1783in" svg:x="0.0476in" svg:y="0.002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600" calcext:value-type="float">
            <text:p>600</text:p>
          </table:table-cell>
          <table:table-cell table:style-name="ce16">
            <draw:frame table:end-cell-address="Sheet1.I28" table:end-x="0.1787in" table:end-y="0.1803in" draw:z-index="46" draw:name="Image 50" draw:style-name="gr1" draw:text-style-name="P1" svg:width="0.1831in" svg:height="0.1783in" svg:x="0.0457in" svg:y="0.002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250" calcext:value-type="float">
            <text:p>25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3" office:value-type="string" calcext:value-type="string">
            <text:p>Ultimate Coop</text:p>
          </table:table-cell>
          <table:table-cell table:style-name="ce9" office:value-type="string" calcext:value-type="string">
            <text:p>Three</text:p>
          </table:table-cell>
          <table:table-cell table:style-name="ce15">
            <draw:frame table:end-cell-address="Sheet1.C29" table:end-x="0.1831in" table:end-y="0.1772in" draw:z-index="21" draw:name="Image 23" draw:style-name="gr1" draw:text-style-name="P1" svg:width="0.1795in" svg:height="0.1748in" svg:x="0.0035in" svg:y="0.0024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180000" calcext:value-type="float">
            <text:p>180,000</text:p>
          </table:table-cell>
          <table:table-cell table:style-name="ce29"/>
          <table:table-cell table:style-name="ce31"/>
          <table:table-cell table:style-name="ce33"/>
          <table:table-cell table:style-name="ce31"/>
          <table:table-cell table:style-name="ce15">
            <draw:frame table:end-cell-address="Sheet1.I30" table:end-x="0.185in" table:end-y="0.0031in" draw:z-index="73" draw:name="Image 83" draw:style-name="gr1" draw:text-style-name="P1" svg:width="0.1831in" svg:height="0.1783in" svg:x="0.002in" svg:y="0.0028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700" calcext:value-type="float">
            <text:p>700</text:p>
          </table:table-cell>
          <table:table-cell table:style-name="ce33"/>
          <table:table-cell table:style-name="ce36">
            <draw:frame draw:z-index="74" draw:name="Image 85" draw:style-name="gr1" draw:text-style-name="P1" svg:width="0.1803in" svg:height="0.1783in" svg:x="-0.0008in" svg:y="0.0028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20" calcext:value-type="float">
            <text:p>20</text:p>
          </table:table-cell>
          <table:table-cell table:style-name="ce31">
            <draw:frame table:end-cell-address="Sheet1.O30" table:end-x="0.1807in" table:end-y="0.0031in" draw:z-index="77" draw:name="Image 84" draw:style-name="gr1" draw:text-style-name="P1" svg:width="0.1831in" svg:height="0.1787in" svg:x="0.0476in" svg:y="0.0024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300" calcext:value-type="float">
            <text:p>300</text:p>
          </table:table-cell>
          <table:table-cell table:style-name="ce31" table:number-columns-repeated="2"/>
          <table:table-cell table:style-name="ce33"/>
          <table:table-cell table:style-name="ce85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1">Gigantic</text:span> Coop</text:p>
          </table:table-cell>
          <table:table-cell table:style-name="ce8" office:value-type="string" calcext:value-type="string">
            <text:p>Three</text:p>
          </table:table-cell>
          <table:table-cell table:style-name="ce14">
            <draw:frame table:end-cell-address="Sheet1.C31" table:end-x="0.1913in" table:end-y="0.1839in" draw:z-index="22" draw:name="Image 24" draw:style-name="gr1" draw:text-style-name="P1" svg:width="0.1878in" svg:height="0.1831in" svg:x="0.0035in" svg:y="0.0008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120000" calcext:value-type="float">
            <text:p>120,000</text:p>
          </table:table-cell>
          <table:table-cell table:style-name="ce28">
            <draw:frame table:end-cell-address="Sheet1.F31" table:end-x="0.1803in" table:end-y="0.1795in" draw:z-index="36" draw:name="Image 39" draw:style-name="gr1" draw:text-style-name="P1" svg:width="0.1827in" svg:height="0.1783in" svg:x="0.0476in" svg:y="0.0012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800" calcext:value-type="float">
            <text:p>800</text:p>
          </table:table-cell>
          <table:table-cell table:style-name="ce16">
            <draw:frame table:end-cell-address="Sheet1.I31" table:end-x="0.1787in" table:end-y="0.1795in" draw:z-index="47" draw:name="Image 51" draw:style-name="gr1" draw:text-style-name="P1" svg:width="0.1831in" svg:height="0.1783in" svg:x="0.0457in" svg:y="0.0012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600" calcext:value-type="float">
            <text:p>6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3" office:value-type="string" calcext:value-type="string">
            <text:p>Ultimate Coop</text:p>
          </table:table-cell>
          <table:table-cell table:style-name="ce9" office:value-type="string" calcext:value-type="string">
            <text:p>One</text:p>
          </table:table-cell>
          <table:table-cell table:style-name="ce15">
            <draw:frame table:end-cell-address="Sheet1.C32" table:end-x="0.1839in" table:end-y="0.1772in" draw:z-index="23" draw:name="Image 25" draw:style-name="gr1" draw:text-style-name="P1" svg:width="0.1803in" svg:height="0.1756in" svg:x="0.0035in" svg:y="0.0016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4" office:value-type="float" office:value="0" calcext:value-type="float">
            <text:p>0</text:p>
          </table:table-cell>
          <table:table-cell table:style-name="ce29"/>
          <table:table-cell table:style-name="ce31"/>
          <table:table-cell table:style-name="ce33"/>
          <table:table-cell table:style-name="ce31"/>
          <table:table-cell table:style-name="ce15">
            <draw:frame table:end-cell-address="Sheet1.I33" table:end-x="0.185in" table:end-y="0.002in" draw:z-index="70" draw:name="Image 79" draw:style-name="gr1" draw:text-style-name="P1" svg:width="0.1831in" svg:height="0.1783in" svg:x="0.002in" svg:y="0.0016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100" calcext:value-type="float">
            <text:p>100</text:p>
          </table:table-cell>
          <table:table-cell table:style-name="ce33"/>
          <table:table-cell table:style-name="ce36">
            <draw:frame table:end-cell-address="Sheet1.L33" table:end-x="0.1795in" table:end-y="0.002in" draw:z-index="71" draw:name="Image 80" draw:style-name="gr1" draw:text-style-name="P1" svg:width="0.1803in" svg:height="0.1783in" svg:x="-0.0008in" svg:y="0.0016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20" calcext:value-type="float">
            <text:p>20</text:p>
          </table:table-cell>
          <table:table-cell table:style-name="ce31">
            <draw:frame table:end-cell-address="Sheet1.O33" table:end-x="0.1807in" table:end-y="0.002in" draw:z-index="67" draw:name="Image 76" draw:style-name="gr1" draw:text-style-name="P1" svg:width="0.1831in" svg:height="0.1783in" svg:x="0.0476in" svg:y="0.0016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300" calcext:value-type="float">
            <text:p>300</text:p>
          </table:table-cell>
          <table:table-cell table:style-name="ce31" table:number-columns-repeated="2"/>
          <table:table-cell table:style-name="ce33"/>
          <table:table-cell table:style-name="ce85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3"/>
          <table:table-cell table:style-name="ce18" table:number-columns-repeated="16362"/>
        </table:table-row>
        <table:table-row table:style-name="ro2">
          <table:table-cell table:style-name="ce2" office:value-type="string" calcext:value-type="string">
            <text:p><text:span text:style-name="T2">Ω Deluxe</text:span> Coop</text:p>
          </table:table-cell>
          <table:table-cell table:style-name="ce8" office:value-type="string" calcext:value-type="string">
            <text:p>Two</text:p>
          </table:table-cell>
          <table:table-cell table:style-name="Default">
            <draw:frame table:end-cell-address="Sheet1.C34" table:end-x="0.1925in" table:end-y="0.1835in" draw:z-index="24" draw:name="Image 26" draw:style-name="gr1" draw:text-style-name="P1" svg:width="0.189in" svg:height="0.1839in" svg:x="0.0035in" svg:y="-0.0004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90000" calcext:value-type="float">
            <text:p>90,000</text:p>
          </table:table-cell>
          <table:table-cell table:style-name="ce45"/>
          <table:table-cell table:style-name="Default">
            <draw:frame draw:z-index="96" draw:name="Image 99" draw:style-name="gr1" draw:text-style-name="P1" svg:width="0.1827in" svg:height="0.1783in" svg:x="0.0039in" svg:y="0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32" office:value-type="float" office:value="750" calcext:value-type="float">
            <text:p>750</text:p>
          </table:table-cell>
          <table:table-cell table:style-name="ce45">
            <draw:frame draw:z-index="98" draw:name="Image 101" draw:style-name="gr1" draw:text-style-name="P1" svg:width="0.1831in" svg:height="0.1783in" svg:x="0.0465in" svg:y="0.1799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94" draw:name="Image 97" draw:style-name="gr1" draw:text-style-name="P1" svg:width="0.1831in" svg:height="0.1783in" svg:x="0.002in" svg:y="0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2" office:value-type="float" office:value="350" calcext:value-type="float">
            <text:p>350</text:p>
          </table:table-cell>
          <table:table-cell table:style-name="ce45">
            <draw:frame draw:z-index="99" draw:name="Image 102" draw:style-name="gr1" draw:text-style-name="P1" svg:width="0.1803in" svg:height="0.1783in" svg:x="0.0409in" svg:y="0.1799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45"/>
          <table:table-cell table:style-name="ce78"/>
          <table:table-cell table:style-name="ce45">
            <draw:frame draw:z-index="102" draw:name="Image 105" draw:style-name="gr1" draw:text-style-name="P1" svg:width="0.1831in" svg:height="0.178in" svg:x="0.0382in" svg:y="0.1795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45"/>
          <table:table-cell table:style-name="ce78"/>
          <table:table-cell table:style-name="ce45" table:number-columns-repeated="3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3" office:value-type="string" calcext:value-type="string">
            <text:p>Ultimate Coop</text:p>
          </table:table-cell>
          <table:table-cell table:style-name="ce9" office:value-type="string" calcext:value-type="string">
            <text:p>Three</text:p>
          </table:table-cell>
          <table:table-cell table:style-name="ce22">
            <draw:frame draw:z-index="92" draw:name="Image 95" draw:style-name="gr1" draw:text-style-name="P1" svg:width="0.1827in" svg:height="0.178in" svg:x="0.0004in" svg:y="0.0031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180000" calcext:value-type="float">
            <text:p>180,000</text:p>
          </table:table-cell>
          <table:table-cell table:style-name="ce45" table:number-columns-repeated="2"/>
          <table:table-cell table:style-name="ce78"/>
          <table:table-cell table:style-name="ce45"/>
          <table:table-cell table:style-name="ce36"/>
          <table:table-cell table:style-name="ce36" office:value-type="float" office:value="700" calcext:value-type="float">
            <text:p>700</text:p>
          </table:table-cell>
          <table:table-cell table:style-name="ce45"/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45"/>
          <table:table-cell table:style-name="ce36"/>
          <table:table-cell table:style-name="ce36" office:value-type="float" office:value="300" calcext:value-type="float">
            <text:p>300</text:p>
          </table:table-cell>
          <table:table-cell table:style-name="ce45" table:number-columns-repeated="3"/>
          <table:table-cell table:number-columns-repeated="3"/>
          <table:table-cell table:style-name="ce18" table:number-columns-repeated="16362"/>
        </table:table-row>
        <table:table-row table:style-name="ro3">
          <table:table-cell table:style-name="ce45" table:number-columns-repeated="19"/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2" office:value-type="string" calcext:value-type="string">
            <text:p><text:span text:style-name="T1">Premium</text:span> Coop</text:p>
          </table:table-cell>
          <table:table-cell table:style-name="ce8" office:value-type="string" calcext:value-type="string">
            <text:p>Four</text:p>
          </table:table-cell>
          <table:table-cell table:style-name="ce14">
            <draw:frame table:end-cell-address="Sheet1.C37" table:end-x="0.1862in" table:end-y="0.1772in" draw:z-index="88" draw:name="Image 52" draw:style-name="gr1" draw:text-style-name="P1" svg:width="0.1827in" svg:height="0.1772in" svg:x="0.0035in" svg:y="0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200000" calcext:value-type="float">
            <text:p>200,000</text:p>
          </table:table-cell>
          <table:table-cell table:style-name="ce28"/>
          <table:table-cell table:style-name="ce16"/>
          <table:table-cell table:style-name="ce23"/>
          <table:table-cell table:style-name="ce16">
            <draw:frame table:end-cell-address="Sheet1.I37" table:end-x="0.1787in" table:end-y="0.1776in" draw:z-index="89" draw:name="Image 54" draw:style-name="gr1" draw:text-style-name="P1" svg:width="0.1831in" svg:height="0.1776in" svg:x="0.0457in" svg:y="0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600" calcext:value-type="float">
            <text:p>600</text:p>
          </table:table-cell>
          <table:table-cell table:style-name="ce23" table:number-columns-repeated="3"/>
          <table:table-cell table:style-name="ce16">
            <draw:frame table:end-cell-address="Sheet1.O37" table:end-x="0.1764in" table:end-y="0.1776in" draw:z-index="90" draw:name="Image 55" draw:style-name="gr1" draw:text-style-name="P1" svg:width="0.1831in" svg:height="0.1776in" svg:x="0.0433in" svg:y="0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200" calcext:value-type="float">
            <text:p>200</text:p>
          </table:table-cell>
          <table:table-cell table:style-name="ce16">
            <draw:frame table:end-cell-address="Sheet1.R37" table:end-x="0.1705in" table:end-y="0.1776in" draw:z-index="91" draw:name="Image 56" draw:style-name="gr1" draw:text-style-name="P1" svg:width="0.1783in" svg:height="0.1776in" svg:x="0.0421in" svg:y="0in">
              <draw:image xlink:href="Pictures/100000010000001000000010E90ED725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20" calcext:value-type="float">
            <text:p>20</text:p>
          </table:table-cell>
          <table:table-cell table:number-columns-repeated="3"/>
          <table:table-cell table:style-name="ce18" table:number-columns-repeated="16362"/>
        </table:table-row>
        <table:table-row table:style-name="ro1">
          <table:table-cell table:style-name="ce5" office:value-type="string" calcext:value-type="string">
            <text:p>Ultimate Coop</text:p>
          </table:table-cell>
          <table:table-cell table:style-name="ce11" office:value-type="string" calcext:value-type="string">
            <text:p>Three</text:p>
          </table:table-cell>
          <table:table-cell table:style-name="ce17">
            <draw:frame table:end-cell-address="Sheet1.C38" table:end-x="0.1846in" table:end-y="0.1772in" draw:z-index="25" draw:name="Image 27" draw:style-name="gr1" draw:text-style-name="P1" svg:width="0.1811in" svg:height="0.1768in" svg:x="0.0035in" svg:y="0.0004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5" office:value-type="float" office:value="400000" calcext:value-type="float">
            <text:p>400,000</text:p>
          </table:table-cell>
          <table:table-cell table:style-name="ce30"/>
          <table:table-cell table:style-name="ce35"/>
          <table:table-cell table:style-name="ce38"/>
          <table:table-cell table:style-name="ce35"/>
          <table:table-cell table:style-name="ce17">
            <draw:frame table:end-cell-address="Sheet1.I39" table:end-x="0.185in" table:end-y="0.0008in" draw:z-index="81" draw:name="Image 91" draw:style-name="gr1" draw:text-style-name="P1" svg:width="0.1831in" svg:height="0.178in" svg:x="0.002in" svg:y="0.000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4" office:value-type="float" office:value="700" calcext:value-type="float">
            <text:p>700</text:p>
          </table:table-cell>
          <table:table-cell table:style-name="ce38"/>
          <table:table-cell table:style-name="ce34">
            <draw:frame table:end-cell-address="Sheet1.L39" table:end-x="0.1795in" table:end-y="0.0008in" draw:z-index="76" draw:name="Image 81" draw:style-name="gr1" draw:text-style-name="P1" svg:width="0.1803in" svg:height="0.178in" svg:x="-0.0008in" svg:y="0.0004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4" office:value-type="float" office:value="20" calcext:value-type="float">
            <text:p>20</text:p>
          </table:table-cell>
          <table:table-cell table:style-name="ce35">
            <draw:frame table:end-cell-address="Sheet1.O39" table:end-x="0.1807in" table:end-y="0.0008in" draw:z-index="68" draw:name="Image 77" draw:style-name="gr1" draw:text-style-name="P1" svg:width="0.1831in" svg:height="0.178in" svg:x="0.0476in" svg:y="0.0004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7"/>
          <table:table-cell table:style-name="ce34" office:value-type="float" office:value="300" calcext:value-type="float">
            <text:p>300</text:p>
          </table:table-cell>
          <table:table-cell table:style-name="ce35" table:number-columns-repeated="2"/>
          <table:table-cell table:style-name="ce38"/>
          <table:table-cell table:style-name="ce85" table:number-columns-repeated="16365"/>
        </table:table-row>
        <table:table-row table:style-name="ro1" table:number-rows-repeated="1048537">
          <table:table-cell table:number-columns-repeated="22"/>
          <table:table-cell table:style-name="ce18" table:number-columns-repeated="16362"/>
        </table:table-row>
        <table:table-row table:style-name="ro1">
          <table:table-cell table:number-columns-repeated="22"/>
          <table:table-cell table:style-name="ce18"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Black" svg:font-family="'Roboto Black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 style:data-style-name="N2" text:time-value="00:22:59.3329371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1T14:13:19.761574898</meta:creation-date>
    <dc:date>2026-03-26T00:47:27.576475238</dc:date>
    <meta:editing-duration>PT1H40M55S</meta:editing-duration>
    <meta:editing-cycles>31</meta:editing-cycles>
    <meta:generator>LibreOffice/25.8.5.2$Linux_X86_64 LibreOffice_project/580$Build-2</meta:generator>
    <meta:document-statistic meta:table-count="1" meta:cell-count="156" meta:object-count="103"/>
  </office:meta>
</office:document-meta>
</file>